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CE000002EC06963D1E.tif" manifest:media-type="image/tiff"/>
  <manifest:file-entry manifest:full-path="Pictures/1000000000000032000002A1682BA07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Moire ExtraBold1" svg:font-family="'Moire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ire ExtraBold" svg:font-family="'Moire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2" style:family="graphic" style:parent-style-name="standard">
      <style:graphic-properties draw:stroke="none" draw:fill="none" fo:min-height="3.905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7.335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168cm" svg:stroke-color="#666666" draw:fill="none" fo:padding-top="0.209cm" fo:padding-bottom="0.209cm" fo:padding-left="0.334cm" fo:padding-right="0.334cm"/>
    </style:style>
    <style:style style:name="gr5" style:family="graphic" style:parent-style-name="standard">
      <style:graphic-properties draw:stroke="none" draw:fill="none" fo:min-height="8.835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P1" style:family="paragraph">
      <style:paragraph-properties fo:line-height="75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color="#ccdc00" style:font-name="Moire ExtraBold1" fo:font-size="90pt" style:font-name-asian="Moire ExtraBold1" style:font-size-asian="90pt" style:font-name-complex="Moire ExtraBold1" style:font-size-complex="90pt"/>
    </style:style>
    <style:style style:name="T2" style:family="text">
      <style:text-properties fo:color="#ddd3af" style:font-name="Moire ExtraBold1" fo:font-size="90pt" style:font-name-asian="Moire ExtraBold1" style:font-size-asian="90pt" style:font-name-complex="Moire ExtraBold1" style:font-size-complex="90pt"/>
    </style:style>
    <style:style style:name="T3" style:family="text">
      <style:text-properties fo:color="#628091" style:font-name="Moire ExtraBold1" fo:font-size="90pt" style:font-name-asian="Moire ExtraBold1" style:font-size-asian="90pt" style:font-name-complex="Moire ExtraBold1" style:font-size-complex="90pt"/>
    </style:style>
    <style:style style:name="T4" style:family="text">
      <style:text-properties fo:color="#ff0000" style:font-name="Moire ExtraBold1" fo:font-size="90pt" style:font-name-asian="Moire ExtraBold1" style:font-size-asian="90pt" style:font-name-complex="Moire ExtraBold1" style:font-size-complex="90pt"/>
    </style:style>
    <style:style style:name="T5" style:family="text">
      <style:text-properties fo:color="#ccdc00" style:font-name="Arial1" fo:font-size="16pt" style:font-name-asian="Arial1" style:font-size-asian="16pt" style:font-name-complex="Arial1" style:font-size-complex="16pt"/>
    </style:style>
    <style:style style:name="T6" style:family="text">
      <style:text-properties fo:color="#ff0000" style:font-name="Arial1" fo:font-size="16pt" style:font-name-asian="Arial1" style:font-size-asian="16pt" style:font-name-complex="Arial1" style:font-size-complex="16pt"/>
    </style:style>
    <style:style style:name="T7" style:family="text">
      <style:text-properties fo:color="#ddd3af" style:font-name="Arial1" fo:font-size="16pt" style:font-name-asian="Arial1" style:font-size-asian="16pt" style:font-name-complex="Arial1" style:font-size-complex="16pt"/>
    </style:style>
    <style:style style:name="T8" style:family="text">
      <style:text-properties fo:color="#628091" style:font-name="Arial1" fo:font-size="16pt" style:font-name-asian="Arial1" style:font-size-asian="16pt" style:font-name-complex="Arial1" style:font-size-complex="16pt"/>
    </style:style>
    <style:style style:name="T9" style:family="text">
      <style:text-properties fo:color="#000000" style:font-name="Moire ExtraBold1" fo:font-size="200pt" style:font-name-asian="Moire ExtraBold1" style:font-size-asian="200pt" style:font-name-complex="Moire ExtraBold1" style:font-size-complex="200pt"/>
    </style:style>
    <style:style style:name="T10" style:family="text">
      <style:text-properties fo:color="#3f3f3f" style:font-name="Calibri1" fo:font-size="58pt" fo:font-weight="bold" style:font-name-asian="Calibri1" style:font-size-asian="58pt" style:font-weight-asian="bold" style:font-name-complex="Calibri1" style:font-size-complex="58pt" style:font-weight-complex="bold"/>
    </style:style>
    <style:style style:name="T11" style:family="text">
      <style:text-properties fo:color="#3f3f3f" style:font-name="Calibri1" fo:font-size="72pt" fo:font-weight="bold" style:font-name-asian="Calibri1" style:font-size-asian="72pt" style:font-weight-asian="bold" style:font-name-complex="Calibri1" style:font-size-complex="72pt" style:font-weight-complex="bold"/>
    </style:style>
    <style:style style:name="T12" style:family="text">
      <style:text-properties fo:color="#3f3f3f"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13" style:family="text">
      <style:text-properties fo:color="#3f3f3f" style:font-name="Calibri1" fo:font-size="20pt" style:font-name-asian="Calibri1" style:font-size-asian="20pt" style:font-name-complex="Calibri1" style:font-size-complex="20pt"/>
    </style:style>
    <style:style style:name="T14" style:family="text">
      <style:text-properties fo:color="#3f3f3f" style:font-name="Calibri1" fo:font-size="22pt" style:font-name-asian="Calibri1" style:font-size-asian="22pt" style:font-name-complex="Calibri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layer="layout" svg:width="2.705cm" svg:height="28.49cm" svg:x="15.998cm" svg:y="0.604cm" svg:viewBox="0 0 2706 28491" draw:points="0,0 2706,0 2706,28491 0,28491">
          <text:p/>
        </draw:polygon>
        <draw:frame draw:style-name="gr2" draw:layer="layout" svg:width="7.994cm" svg:height="12.761cm" svg:x="7.956cm" svg:y="24.671cm">
          <draw:text-box>
            <text:p text:style-name="P1"><text:span text:style-name="T1">F</text:span><text:span text:style-name="T2">O</text:span><text:span text:style-name="T3">T</text:span><text:span text:style-name="T4"> </text:span></text:p>
            <text:p text:style-name="P2"><text:span text:style-name="T5">FACULTY</text:span><text:span text:style-name="T6"> </text:span><text:span text:style-name="T7">OF</text:span><text:span text:style-name="T6"> </text:span><text:span text:style-name="T8">TECHNOLOGY</text:span><text:span text:style-name="T6"> </text:span></text:p>
            <text:p text:style-name="P2"><text:span text:style-name="T9"/></text:p>
          </draw:text-box>
        </draw:frame>
        <draw:frame draw:style-name="gr3" draw:text-style-name="P2" draw:layer="layout" svg:width="14.7cm" svg:height="7.932cm" svg:x="1.3cm" svg:y="4.568cm">
          <draw:text-box>
            <text:p text:style-name="P2"><text:span text:style-name="T10">MSc Project </text:span></text:p>
            <text:p text:style-name="P2"><text:span text:style-name="T10">Report </text:span></text:p>
            <text:p text:style-name="P2"><text:span text:style-name="T11"/></text:p>
          </draw:text-box>
        </draw:frame>
        <draw:path draw:style-name="gr4" draw:layer="layout" svg:width="19.741cm" svg:height="28.491cm" svg:x="0.636cm" svg:y="0.601cm" svg:viewBox="0 0 19742 28492" svg:d="M1989 0c-995 0-1989 994-1989 1989v24514c0 995 994 1989 1989 1989h15763c995 0 1990-994 1990-1989v-24514c0-995-995-1989-1990-1989z">
          <text:p/>
        </draw:path>
        <draw:frame draw:style-name="gr5" draw:layer="layout" svg:width="14.323cm" svg:height="14.391cm" svg:x="1.577cm" svg:y="10.91cm">
          <draw:text-box>
            <text:p text:style-name="P3"><text:span text:style-name="T12">Title</text:span></text:p>
            <text:p text:style-name="P3"><text:span text:style-name="T13">Exploration of Evolutionary Algorithms for the design and training of deep neural networks in real-time, complex, visual scenarios </text:span></text:p>
            <text:p text:style-name="P3"><text:span text:style-name="T13"/></text:p>
            <text:p text:style-name="P3"><text:span text:style-name="T12">Author</text:span><text:span text:style-name="T13"> </text:span></text:p>
            <text:p text:style-name="P3"><text:span text:style-name="T13">Carlos Fernandez Musoles </text:span></text:p>
            <text:p text:style-name="P3"><text:span text:style-name="T13"/></text:p>
            <text:p text:style-name="P3"><text:span text:style-name="T12">Programme</text:span><text:span text:style-name="T13"> </text:span></text:p>
            <text:p text:style-name="P3"><text:span text:style-name="T13">MSc Intelligent Systems</text:span></text:p>
            <text:p text:style-name="P3"><text:span text:style-name="T13"/></text:p>
            <text:p text:style-name="P3"><text:span text:style-name="T12">Year</text:span><text:span text:style-name="T13"> </text:span></text:p>
            <text:p text:style-name="P3"><text:span text:style-name="T13">2016</text:span></text:p>
            <text:p text:style-name="P3"><text:span text:style-name="T13"/></text:p>
            <text:p text:style-name="P3"><text:span text:style-name="T12">Section</text:span><text:span text:style-name="T13"> ……………………………</text:span><text:span text:style-name="T12">of</text:span><text:span text:style-name="T13">……………………….</text:span><text:span text:style-name="T14"> </text:span></text:p>
          </draw:text-box>
        </draw:frame>
        <draw:polygon draw:style-name="gr6" draw:layer="layout" svg:width="7.732cm" svg:height="3.32cm" svg:x="1.158cm" svg:y="1.205cm" svg:viewBox="0 0 7733 3321" draw:points="0,0 7733,0 7733,3321 0,332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Moire ExtraBold1" svg:font-family="'Moire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ire ExtraBold" svg:font-family="'Moire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5f_1" draw:display-name="Bitmap_1" xlink:href="Pictures/1000000000000032000002A1682BA07B.jpg" xlink:type="simple" xlink:show="embed" xlink:actuate="onLoad"/>
    <draw:fill-image draw:name="Bitmap_5f_2" draw:display-name="Bitmap_2" xlink:href="Pictures/10000201000006CE000002EC06963D1E.t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8-29T09:44:37.930091635</dc:date>
    <meta:editing-duration>PT58S</meta:editing-duration>
    <meta:editing-cycles>3</meta:editing-cycles>
    <meta:document-statistic meta:object-count="6"/>
  </office:meta>
</office:document-meta>
</file>